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43722" officeooo:paragraph-rsid="00143722"/>
    </style:style>
    <style:style style:name="P2" style:family="paragraph" style:parent-style-name="Standard">
      <style:text-properties fo:color="#000000" officeooo:rsid="0015526d" officeooo:paragraph-rsid="0015526d"/>
    </style:style>
    <style:style style:name="P3" style:family="paragraph" style:parent-style-name="Standard">
      <style:text-properties fo:color="#000000" officeooo:rsid="0015526d" officeooo:paragraph-rsid="001552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ходные данные для тестов:</text:p>
      <text:p text:style-name="P1"><text:s/>English</text:p>
      <text:p text:style-name="P1">apple</text:p>
      <text:p text:style-name="P1">яблоко</text:p>
      <text:p text:style-name="P1">open</text:p>
      <text:p text:style-name="P1">открыть</text:p>
      <text:p text:style-name="P1">pen</text:p>
      <text:p text:style-name="P1">ручка</text:p>
      <text:p text:style-name="P1"><text:s/>Korean</text:p>
      <text:p text:style-name="P1">봄</text:p>
      <text:p text:style-name="P1">весна</text:p>
      <text:p text:style-name="P1"/>
      <text:p text:style-name="P2">Функция: on_change_clicked(QString item)</text:p>
      <text:p text:style-name="P2">Описание: меняет текущую колоду на выбранную из списка</text:p>
      <text:p text:style-name="P2">Группа:changeDeck</text:p>
      <text:p text:style-name="P2">Тест 1: isDeck (позитивный)</text:p>
      <text:p text:style-name="P2">Описание: смена текущей колоды на другую существующую</text:p>
      <text:p text:style-name="P2">Входные данные: "English" -&gt; "Korean" </text:p>
      <text:p text:style-name="P2">Выходные данные: "Korean"</text:p>
      <text:p text:style-name="P2">Тест 2: noDeck (негативный)</text:p>
      <text:p text:style-name="P2">Описание: попытка смены колоды при отсутствии колод</text:p>
      <text:p text:style-name="P2">Входные данные: "" -&gt; "Korean" (пустая структура)</text:p>
      <text:p text:style-name="P2">Выходные данные: ""</text:p>
      <text:p text:style-name="P2"/>
      <text:p text:style-name="P2">Функция: on_add_deck_clicked(QString newDeck)</text:p>
      <text:p text:style-name="P2">Описание: добавляет новую колоду</text:p>
      <text:p text:style-name="P2">Группа: addDeck</text:p>
      <text:p text:style-name="P2">Тест 1: newName (позитивныЙ)</text:p>
      <text:p text:style-name="P2">Описание: добавление новой колоды с новым именем</text:p>
      <text:p text:style-name="P2">Входные данные: "Spanish" </text:p>
      <text:p text:style-name="P2">Выходные данные:</text:p>
      <text:p text:style-name="P2"><text:s/>English</text:p>
      <text:p text:style-name="P2">apple</text:p>
      <text:p text:style-name="P2">яблоко</text:p>
      <text:p text:style-name="P2">open</text:p>
      <text:p text:style-name="P2">открыть</text:p>
      <text:p text:style-name="P2">pen</text:p>
      <text:p text:style-name="P2">ручка</text:p>
      <text:p text:style-name="P2"><text:s/>Korean</text:p>
      <text:p text:style-name="P2">봄</text:p>
      <text:p text:style-name="P2">весна</text:p>
      <text:p text:style-name="P2"><text:s/>Spanish</text:p>
      <text:p text:style-name="P2">Тест 2: isDeck(негативный)</text:p>
      <text:p text:style-name="P2">Описание: добавление новой колоды с существующим именем</text:p>
      <text:p text:style-name="P2">Входные данные: "English"</text:p>
      <text:p text:style-name="P2">Выходные данные:</text:p>
      <text:p text:style-name="P2"><text:s/>English</text:p>
      <text:p text:style-name="P2">apple</text:p>
      <text:p text:style-name="P2">яблоко</text:p>
      <text:p text:style-name="P2">open</text:p>
      <text:p text:style-name="P2">открыть</text:p>
      <text:p text:style-name="P2">pen</text:p>
      <text:p text:style-name="P2"><text:soft-page-break/>ручка</text:p>
      <text:p text:style-name="P2"><text:s/>Korean</text:p>
      <text:p text:style-name="P2">봄</text:p>
      <text:p text:style-name="P2">весна</text:p>
      <text:p text:style-name="P2">Функция: on_remove_deck_clicked()</text:p>
      <text:p text:style-name="P2">Описание: удаление текущей очереди</text:p>
      <text:p text:style-name="P2">Группа: removeDeck</text:p>
      <text:p text:style-name="P2">Тест 1: (позитивный)</text:p>
      <text:p text:style-name="P2">Описание: текущая очередь выбрана</text:p>
      <text:p text:style-name="P2">Входные данные: "English"</text:p>
      <text:p text:style-name="P2">Выходные данные:</text:p>
      <text:p text:style-name="P2"><text:s/>Korean</text:p>
      <text:p text:style-name="P2">봄</text:p>
      <text:p text:style-name="P2">весна</text:p>
      <text:p text:style-name="P2">Тест 2: (негативный)</text:p>
      <text:p text:style-name="P2">Описание: текущая очередь не выбрана</text:p>
      <text:p text:style-name="P2">Входные данные: ""</text:p>
      <text:p text:style-name="P2">Выходные данные:</text:p>
      <text:p text:style-name="P2"><text:s/>English</text:p>
      <text:p text:style-name="P2">apple</text:p>
      <text:p text:style-name="P2">яблоко</text:p>
      <text:p text:style-name="P2">open</text:p>
      <text:p text:style-name="P2">открыть</text:p>
      <text:p text:style-name="P2">pen</text:p>
      <text:p text:style-name="P2">ручка</text:p>
      <text:p text:style-name="P2"><text:s/>Korean</text:p>
      <text:p text:style-name="P2">봄</text:p>
      <text:p text:style-name="P2">весна</text:p>
      <text:p text:style-name="P2">Функция: on_add_card_clicked(QString newWord, QString newTranslation)</text:p>
      <text:p text:style-name="P2">Описание: добавление новой карточки в колоду</text:p>
      <text:p text:style-name="P2">Группа: addCard</text:p>
      <text:p text:style-name="P2">Тест 1: newCard (позитивный) </text:p>
      <text:p text:style-name="P2">Описание: добавление новой несуществующей карточки</text:p>
      <text:p text:style-name="P2">Входные данные: "English" "rain" "дождь"</text:p>
      <text:p text:style-name="P2">Выходные данные:</text:p>
      <text:p text:style-name="P2"><text:s/>English</text:p>
      <text:p text:style-name="P2">apple</text:p>
      <text:p text:style-name="P2">яблоко</text:p>
      <text:p text:style-name="P2">open</text:p>
      <text:p text:style-name="P2">открыть</text:p>
      <text:p text:style-name="P2">pen</text:p>
      <text:p text:style-name="P2">ручка</text:p>
      <text:p text:style-name="P2">rain</text:p>
      <text:p text:style-name="P2">дождь</text:p>
      <text:p text:style-name="P2"><text:s/>Korean</text:p>
      <text:p text:style-name="P2">봄</text:p>
      <text:p text:style-name="P2">весна</text:p>
      <text:p text:style-name="P2">Тест 2: emptyWord (негативный)</text:p>
      <text:p text:style-name="P2">Описание: на вход - пустое слово</text:p>
      <text:p text:style-name="P2">Входные данные: "English" " <text:s/>" "дождь" </text:p>
      <text:p text:style-name="P2">Выходные данные:</text:p>
      <text:p text:style-name="P2"><text:s/>English</text:p>
      <text:p text:style-name="P2"><text:soft-page-break/>apple</text:p>
      <text:p text:style-name="P2">яблоко</text:p>
      <text:p text:style-name="P2">open</text:p>
      <text:p text:style-name="P2">открыть</text:p>
      <text:p text:style-name="P2">pen</text:p>
      <text:p text:style-name="P2">ручка</text:p>
      <text:p text:style-name="P2"><text:s/>Korean</text:p>
      <text:p text:style-name="P2">봄</text:p>
      <text:p text:style-name="P2">весна</text:p>
      <text:p text:style-name="P2">Тест 3: existinWord (негативный)</text:p>
      <text:p text:style-name="P2">Описание: слово уже существует</text:p>
      <text:p text:style-name="P2">Входные данные: "English" "apple" "яблоко"</text:p>
      <text:p text:style-name="P2">Выходные данные:</text:p>
      <text:p text:style-name="P2"><text:s/>English</text:p>
      <text:p text:style-name="P2">apple</text:p>
      <text:p text:style-name="P2">яблоко</text:p>
      <text:p text:style-name="P2">open</text:p>
      <text:p text:style-name="P2">открыть</text:p>
      <text:p text:style-name="P2">pen</text:p>
      <text:p text:style-name="P2">ручка</text:p>
      <text:p text:style-name="P2"><text:s/>Korean</text:p>
      <text:p text:style-name="P2">봄</text:p>
      <text:p text:style-name="P2">весна</text:p>
      <text:p text:style-name="P2">Тест 4: emptyTranslate (негативный)</text:p>
      <text:p text:style-name="P2">Описание: перевод - пустая строка</text:p>
      <text:p text:style-name="P2">Входные данные: "English", "rain", ""</text:p>
      <text:p text:style-name="P2">Выходные данные:</text:p>
      <text:p text:style-name="P2"><text:s/>English</text:p>
      <text:p text:style-name="P2">apple</text:p>
      <text:p text:style-name="P2">яблоко</text:p>
      <text:p text:style-name="P2">open</text:p>
      <text:p text:style-name="P2">открыть</text:p>
      <text:p text:style-name="P2">pen</text:p>
      <text:p text:style-name="P2">ручка</text:p>
      <text:p text:style-name="P2"><text:s/>Korean</text:p>
      <text:p text:style-name="P2">봄</text:p>
      <text:p text:style-name="P2">весна</text:p>
      <text:p text:style-name="P2">Тест 5: noDeck (негативный)</text:p>
      <text:p text:style-name="P2">Описание: не выбрана текущая очередь</text:p>
      <text:p text:style-name="P2">Входные данные: "" "rain" "дождь"</text:p>
      <text:p text:style-name="P2">Выходные данные:</text:p>
      <text:p text:style-name="P2"><text:s/>English</text:p>
      <text:p text:style-name="P2">apple</text:p>
      <text:p text:style-name="P2">яблоко</text:p>
      <text:p text:style-name="P2">open</text:p>
      <text:p text:style-name="P2">открыть</text:p>
      <text:p text:style-name="P2">pen</text:p>
      <text:p text:style-name="P2">ручка</text:p>
      <text:p text:style-name="P2"><text:s/>Korean</text:p>
      <text:p text:style-name="P2">봄</text:p>
      <text:p text:style-name="P2">весна</text:p>
      <text:p text:style-name="P2">Функция: on_remov_card_clicked()</text:p>
      <text:p text:style-name="P2"><text:soft-page-break/>Описание: удаление текущей карты</text:p>
      <text:p text:style-name="P2">Группа: removeCard</text:p>
      <text:p text:style-name="P2">Тест 1: (позитивный)</text:p>
      <text:p text:style-name="P2">Описание: указана текущая карточка</text:p>
      <text:p text:style-name="P2">Входные данные: "English" "pen"</text:p>
      <text:p text:style-name="P2">Выходные данные:</text:p>
      <text:p text:style-name="P2"><text:s/>English</text:p>
      <text:p text:style-name="P2">apple</text:p>
      <text:p text:style-name="P2">яблоко</text:p>
      <text:p text:style-name="P2">open</text:p>
      <text:p text:style-name="P2">открыть</text:p>
      <text:p text:style-name="P2"><text:s/>Korean</text:p>
      <text:p text:style-name="P2">봄</text:p>
      <text:p text:style-name="P2">весна</text:p>
      <text:p text:style-name="P2">Тест 2: (позитивный)</text:p>
      <text:p text:style-name="P2">Описание: указана текущая карточка и она - единственная карточка в колоде</text:p>
      <text:p text:style-name="P2">Входные данные: "Korean" "봄"</text:p>
      <text:p text:style-name="P2">Выходные данные:</text:p>
      <text:p text:style-name="P2"><text:s/>English</text:p>
      <text:p text:style-name="P2">apple</text:p>
      <text:p text:style-name="P2">яблоко</text:p>
      <text:p text:style-name="P2">open</text:p>
      <text:p text:style-name="P2">открыть</text:p>
      <text:p text:style-name="P2">pen</text:p>
      <text:p text:style-name="P2">ручка</text:p>
      <text:p text:style-name="P2"><text:s/>Korean</text:p>
      <text:p text:style-name="P2">Тест 3: (негативный)</text:p>
      <text:p text:style-name="P2">Описание: текущая карточка не указана</text:p>
      <text:p text:style-name="P2">Входные данные: "English" ""</text:p>
      <text:p text:style-name="P2">Выходные данные:</text:p>
      <text:p text:style-name="P2"><text:s/>English</text:p>
      <text:p text:style-name="P2">apple</text:p>
      <text:p text:style-name="P2">яблоко</text:p>
      <text:p text:style-name="P2">open</text:p>
      <text:p text:style-name="P2">открыть</text:p>
      <text:p text:style-name="P2">pen</text:p>
      <text:p text:style-name="P2">ручка</text:p>
      <text:p text:style-name="P2"><text:s/>Korean</text:p>
      <text:p text:style-name="P2">봄</text:p>
      <text:p text:style-name="P2">весна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1T07:42:33.260783104</meta:creation-date>
    <dc:date>2021-06-07T18:38:44.570834367</dc:date>
    <meta:editing-duration>PT57M21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4" meta:paragraph-count="194" meta:word-count="402" meta:character-count="2809" meta:non-whitespace-character-count="2572"/>
  </office:meta>
</office:document-meta>
</file>